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4bd" officeooo:paragraph-rsid="0000c4bd"/>
    </style:style>
    <style:style style:name="P2" style:family="paragraph" style:parent-style-name="Standard">
      <style:text-properties officeooo:rsid="00025701" officeooo:paragraph-rsid="00025701"/>
    </style:style>
    <style:style style:name="P3" style:family="paragraph" style:parent-style-name="Standard">
      <style:text-properties officeooo:rsid="00040317" officeooo:paragraph-rsid="00040317"/>
    </style:style>
    <style:style style:name="P4" style:family="paragraph" style:parent-style-name="Standard">
      <style:text-properties officeooo:rsid="0004b94d" officeooo:paragraph-rsid="0004b94d"/>
    </style:style>
    <style:style style:name="P5" style:family="paragraph" style:parent-style-name="Standard">
      <style:text-properties officeooo:rsid="0005dbc9" officeooo:paragraph-rsid="0005dbc9"/>
    </style:style>
    <style:style style:name="P6" style:family="paragraph" style:parent-style-name="Standard">
      <style:text-properties officeooo:rsid="0005dbc9" officeooo:paragraph-rsid="0005dbc9"/>
    </style:style>
    <style:style style:name="P7" style:family="paragraph" style:parent-style-name="Standard">
      <style:text-properties officeooo:rsid="0008c31e" officeooo:paragraph-rsid="0008c31e"/>
    </style:style>
    <style:style style:name="P8" style:family="paragraph" style:parent-style-name="Standard">
      <style:text-properties officeooo:rsid="0008efc2" officeooo:paragraph-rsid="0008efc2"/>
    </style:style>
    <style:style style:name="T1" style:family="text">
      <style:text-properties officeooo:rsid="0001413c"/>
    </style:style>
    <style:style style:name="T2" style:family="text">
      <style:text-properties officeooo:rsid="0005db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:</text:p>
      <text:p text:style-name="P1"><text:span text:style-name="T1">1. </text:span>Interfaces vs Inheritances diff?</text:p>
      <text:p text:style-name="P2">2. Lambda Expression.</text:p>
      <text:p text:style-name="P2"/>
      <text:p text:style-name="P3">Xunit </text:p>
      <text:p text:style-name="P3">runner</text:p>
      <text:p text:style-name="P3"/>
      <text:p text:style-name="P3"/>
      <text:p text:style-name="P4">advantage of proxy:</text:p>
      <text:p text:style-name="P4">1. control the access</text:p>
      <text:p text:style-name="P4">2. caching</text:p>
      <text:p text:style-name="P4">3. <text:span text:style-name="T2">faster</text:span></text:p>
      <text:p text:style-name="P5">4. Expensive objects</text:p>
      <text:p text:style-name="P5"/>
      <text:p text:style-name="P5"/>
      <text:p text:style-name="P5"/>
      <text:p text:style-name="P7">Tutorial 9:</text:p>
      <text:p text:style-name="P7">creating asp projects with api feature</text:p>
      <text:p text:style-name="P8">postman software checking</text:p>
      <text:p text:style-name="P8"/>
      <text:p text:style-name="P5"/>
      <text:p text:style-name="P4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1-30T12:16:53.525000000</dc:date>
    <meta:editing-duration>PT1H2M46S</meta:editing-duration>
    <meta:editing-cycles>7</meta:editing-cycles>
    <meta:document-statistic meta:table-count="0" meta:image-count="0" meta:object-count="0" meta:page-count="1" meta:paragraph-count="14" meta:word-count="36" meta:character-count="231" meta:non-whitespace-character-count="206"/>
  </office:meta>
</office:document-meta>
</file>